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2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142cm" fo:min-width="11.482cm" fo:padding-top="0.134cm" fo:padding-bottom="0.134cm" fo:padding-left="0.259cm" fo:padding-right="0.259cm" draw:shadow-opacity="50%"/>
    </style:style>
    <style:style style:name="gr3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4" style:family="graphic" style:parent-style-name="standard">
      <style:graphic-properties draw:stroke="dash" draw:stroke-dash="Fine_20_Dashed" svg:stroke-width="0.018cm" svg:stroke-color="#b2b2b2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122cm" fo:min-width="0cm" fo:padding-top="0.134cm" fo:padding-bottom="0.134cm" fo:padding-left="0.259cm" fo:padding-right="0.259cm" draw:shadow-opacity="50%"/>
    </style:style>
    <style:style style:name="gr5" style:family="graphic" style:parent-style-name="standard">
      <style:graphic-properties draw:stroke="solid" draw:stroke-dash="Ultrafine_20_Dashed" svg:stroke-width="0.018cm" svg:stroke-color="#dddddd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132cm" fo:min-width="11.472cm" fo:padding-top="0.134cm" fo:padding-bottom="0.134cm" fo:padding-left="0.259cm" fo:padding-right="0.259cm" draw:shadow-opacity="50%"/>
    </style:style>
    <style:style style:name="gr6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932cm" fo:min-width="11.482cm" fo:padding-top="0.134cm" fo:padding-bottom="0.134cm" fo:padding-left="0.259cm" fo:padding-right="0.259cm" draw:shadow-opacity="50%"/>
    </style:style>
    <style:style style:name="gr7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522cm" fo:min-width="11.472cm" fo:padding-top="0.134cm" fo:padding-bottom="0.134cm" fo:padding-left="0.259cm" fo:padding-right="0.259cm" draw:shadow-opacity="50%"/>
    </style:style>
    <style:style style:name="gr8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textarea-horizontal-align="justify" draw:textarea-vertical-align="middle" draw:auto-grow-height="false" fo:min-height="0.55cm" fo:min-width="0.3cm" fo:padding-top="0.134cm" fo:padding-bottom="0.134cm" fo:padding-left="0.259cm" fo:padding-right="0.259cm"/>
    </style:style>
    <style:style style:name="gr9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textarea-horizontal-align="justify" draw:textarea-vertical-align="middle" draw:auto-grow-height="false" fo:min-height="0.522cm" fo:min-width="0.272cm" fo:padding-top="0.134cm" fo:padding-bottom="0.134cm" fo:padding-left="0.259cm" fo:padding-right="0.259cm"/>
    </style:style>
    <style:style style:name="gr10" style:family="graphic" style:parent-style-name="standard">
      <style:graphic-properties draw:stroke="dash" draw:stroke-dash="Fine_20_Dashed" svg:stroke-width="0.018cm" svg:stroke-color="#b2b2b2" draw:marker-start-width="0.227cm" draw:marker-end-width="0.227cm" svg:stroke-opacity="100%" draw:fill="none" draw:fill-color="#000000" draw:opacity="100%" draw:textarea-horizontal-align="justify" draw:textarea-vertical-align="middle" draw:auto-grow-height="false" fo:min-height="0.132cm" fo:min-width="0cm" fo:padding-top="0.134cm" fo:padding-bottom="0.134cm" fo:padding-left="0.259cm" fo:padding-right="0.259cm" draw:shadow-opacity="50%"/>
    </style:style>
    <style:style style:name="gr11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0.532cm" fo:min-width="11.482cm" fo:padding-top="0.134cm" fo:padding-bottom="0.134cm" fo:padding-left="0.259cm" fo:padding-right="0.259cm" draw:shadow-opacity="50%"/>
    </style:style>
    <style:style style:name="gr12" style:family="graphic" style:parent-style-name="standard">
      <style:graphic-properties draw:stroke="solid" draw:stroke-dash="Fine_20_Dashed" svg:stroke-width="0.018cm" svg:stroke-color="#000000" draw:marker-start-width="0.227cm" draw:marker-end-width="0.227cm" draw:fill="none" draw:textarea-horizontal-align="justify" draw:textarea-vertical-align="middle" draw:auto-grow-height="false" fo:min-height="0.532cm" fo:min-width="0.28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14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000000" draw:opacity="100%"/>
      <style:paragraph-properties fo:text-align="center"/>
    </style:style>
    <style:style style:name="P3" style:family="paragraph">
      <loext:graphic-properties draw:fill="none"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custom-shape draw:style-name="gr2" draw:text-style-name="P2" draw:layer="layout" svg:width="12cm" svg:height="0.41cm" svg:x="0.9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controls" svg:x1="14.85cm" svg:y1="0cm" svg:x2="14.85cm" svg:y2="1.5cm">
          <text:p/>
        </draw:line>
        <draw:line draw:style-name="gr3" draw:text-style-name="P1" draw:layer="controls" svg:x1="14.85cm" svg:y1="19.5cm" svg:x2="14.85cm" svg:y2="21cm">
          <text:p/>
        </draw:line>
        <draw:custom-shape draw:style-name="gr4" draw:text-style-name="P2" draw:layer="layout" svg:width="0.4cm" svg:height="0.4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.3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.699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2.099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2.498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2.898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3.298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3.697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4.097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4.496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4.896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5.295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5.695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6.095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6.494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6.894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7.293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7.693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8.093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8.492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8.892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9.69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0.09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9.291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0.492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0.891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1.29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1.69cm" svg:y="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99cm" svg:height="0.4cm" svg:x="12.091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0.4cm" svg:x="12.49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0.9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0.9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2cm" svg:height="0.8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cm" svg:height="0.8cm" svg:x="0.9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8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8cm" svg:x="4.1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8cm" svg:x="5.7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8cm" svg:x="7.3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8cm" svg:x="8.9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8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8cm" svg:height="0.8cm" svg:x="12.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0.9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.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.699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.099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498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89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3.298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3.697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097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4.49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896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29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695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09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6.494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894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293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69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093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8.492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892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9.69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09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9.291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0.492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891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1.29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1.69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2.09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2.49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0.9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0.9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0.9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0.9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.5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4.1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5.7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7.3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8.9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0.5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2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0.9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.3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.699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.09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498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898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3.298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3.697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097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4.496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896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295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695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095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6.494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894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293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693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093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8.492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892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9.691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0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9.291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0.492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891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1.291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1.6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2.091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2.49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0.9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0.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0.9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0.9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.5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4.1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5.7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7.3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8.9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0.5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2.1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0.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.3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.69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.099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49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898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3.29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3.697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09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4.496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89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295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69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095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6.49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894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29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693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09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8.492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89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9.69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09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9.291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0.49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891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1.29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1.69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2.09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2.49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0.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0.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0.9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0.9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.5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4.1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5.7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7.3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8.9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0.5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2.1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.3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.699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.099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498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898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3.298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3.697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097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4.496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896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295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695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095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6.494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894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293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693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093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8.492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89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9.691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09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9.291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0.49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891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1.291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1.69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2.091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2.49cm" svg:y="1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0.9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0.9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0.9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.5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4.1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5.7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7.3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8.9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0.5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2.1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0.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.3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.69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.099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49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898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3.29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3.697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097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4.496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896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295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695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095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6.494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894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293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693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093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8.492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892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9.69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09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9.291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0.492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891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1.29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1.69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2.09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2.49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0.9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0.9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0.9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0.9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.5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4.1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5.7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7.3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8.9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0.5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2.1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0.9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0.9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.3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.699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.099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498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.898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3.298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3.69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097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4.496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4.896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29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5.695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09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6.494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6.894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293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7.693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093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8.492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8.892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9.691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09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9.291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0.492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0.891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1.291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1.69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2.091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2.49cm" svg:y="1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0.9cm" svg:y="1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0.9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0.9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0.9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.5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4.1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5.7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7.3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8.9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0.5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2.1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16.8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2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7.599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999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398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798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198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9.597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997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0.396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0.796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195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59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1.995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2.394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2.794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193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593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3.993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4.392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4.792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5.591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99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191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6.392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6.791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191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7.59cm" svg:y="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991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8.39cm" svg:y="2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16.8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16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16.8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6.8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8.4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0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1.6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3.2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4.8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6.4cm" svg:y="2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8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16.8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2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7.599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999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398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798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198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9.597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997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0.396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0.796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19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595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1.99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2.394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2.794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193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593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3.993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4.392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4.792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5.59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99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191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6.392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6.791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19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7.59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991cm" svg:y="5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8.39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16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16.8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16.8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6.8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8.4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0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1.6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3.2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4.8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6.4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8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16.8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2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7.599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99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398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798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198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9.597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997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0.396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0.796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195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595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1.995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2.394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2.794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193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593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3.993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4.392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4.792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5.591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9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191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6.392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6.791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191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7.5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991cm" svg:y="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8.39cm" svg:y="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16.8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16.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16.8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6.8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8.4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0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1.6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3.2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4.8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6.4cm" svg:y="7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8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2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7.599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999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39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798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198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9.597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997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0.396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0.796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195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595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1.995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2.39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2.794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19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593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3.993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4.392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4.79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5.59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99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191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6.392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6.791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19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7.59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991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8.39cm" svg:y="1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16.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16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6.8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8.4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0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1.6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3.2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4.8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6.4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8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16.8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2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7.599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999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398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798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198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9.597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997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0.396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0.796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195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595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1.995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2.394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2.794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193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593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3.993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4.392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4.79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5.591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99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191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6.39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6.791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191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7.59cm" svg:y="1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991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8.39cm" svg:y="13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16.8cm" svg:y="1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16.8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16.8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6.8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8.4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0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1.6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4.8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6.4cm" svg:y="1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8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16.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2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7.599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999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39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798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198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9.597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997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0.396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0.796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195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595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1.995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2.394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2.794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193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593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3.993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4.392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4.792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5.59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99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191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6.392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6.791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19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7.59cm" svg:y="1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991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8.39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16.8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16.8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16.8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6.8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8.4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0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1.6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3.2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4.8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6.4cm" svg:y="1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8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0.41cm" svg:x="16.8cm" svg:y="1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4cm" svg:height="0.4cm" svg:x="16.8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2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7.599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7.999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398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8.798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198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19.597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19.997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0.396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0.796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19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1.595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1.995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2.394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2.794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193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3.593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3.993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4.392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4.792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5.591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99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5.191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6.392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6.791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191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7.59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399cm" svg:height="0.4cm" svg:x="27.991cm" svg:y="1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4cm" svg:height="0.4cm" svg:x="28.39cm" svg:y="1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9cm" svg:height="0.4cm" svg:x="16.8cm" svg:y="1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2cm" svg:height="1.2cm" svg:x="16.8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2cm" svg:height="0.8cm" svg:x="16.8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6.8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18.4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0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1.6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3.2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4.8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6.4cm" svg:y="18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8cm" svg:x="28cm" svg:y="18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2cm" svg:height="0.6cm" svg:x="0.9cm" svg:y="0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2cm" svg:height="0.6cm" svg:x="16.8cm" svg:y="0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404cm" svg:height="0.6cm" svg:x="9.7cm" svg:y="0.897cm">
          <text:p text:style-name="P5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404cm" svg:height="0.6cm" svg:x="11.1cm" svg:y="0.897cm">
          <text:p text:style-name="P5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404cm" svg:height="0.6cm" svg:x="12.5cm" svg:y="0.897cm">
          <text:p text:style-name="P5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404cm" svg:height="0.6cm" svg:x="17.6cm" svg:y="0.897cm">
          <text:p text:style-name="P5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404cm" svg:height="0.6cm" svg:x="19cm" svg:y="0.897cm">
          <text:p text:style-name="P5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404cm" svg:height="0.6cm" svg:x="20.4cm" svg:y="0.897cm">
          <text:p text:style-name="P5"><text:span text:style-name="T1">日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8-10-26T22:57:25.549000000</meta:print-date>
    <dc:date>2018-10-27T21:39:02.902000000</dc:date>
    <meta:editing-duration>PT3H33M45S</meta:editing-duration>
    <meta:editing-cycles>18</meta:editing-cycles>
    <meta:generator>LibreOffice/6.0.6.2$Windows_X86_64 LibreOffice_project/0c292870b25a325b5ed35f6b45599d2ea4458e77</meta:generator>
    <meta:document-statistic meta:object-count="599"/>
  </office:meta>
</office:document-meta>
</file>